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1" svg:font-family="Raleway"/>
    <style:font-face style:name="Arial1" svg:font-family="Arial" style:font-pitch="variable"/>
    <style:font-face style:name="Raleway" svg:font-family="Raleway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38%"/>
    </style:style>
    <style:style style:name="P3" style:family="paragraph" style:parent-style-name="Standard">
      <style:paragraph-properties fo:margin-top="0in" fo:margin-bottom="0in" loext:contextual-spacing="false"/>
      <style:text-properties fo:color="#00c9af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style:font-name="Roboto" style:font-name-asian="Roboto1" style:font-name-complex="Roboto1"/>
    </style:style>
    <style:style style:name="P6" style:family="paragraph" style:parent-style-name="Standard">
      <style:paragraph-properties fo:margin-top="0in" fo:margin-bottom="0in" loext:contextual-spacing="false" fo:line-height="115%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fo:color="#ff0000" style:font-name="Roboto" style:font-name-asian="Roboto1" style:font-name-complex="Roboto1"/>
    </style:style>
    <style:style style:name="P8" style:family="paragraph" style:parent-style-name="Standard">
      <style:paragraph-properties fo:margin-left="-0.6874in" fo:margin-right="-0.6252in" fo:margin-top="0in" fo:margin-bottom="0.222in" loext:contextual-spacing="false" fo:line-height="100%" fo:text-align="justify" style:justify-single-word="false" fo:orphans="0" fo:widows="0" fo:text-indent="0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.139in" loext:contextual-spacing="false" fo:line-height="115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9" style:family="paragraph" style:parent-style-name="Standard" style:list-style-name="WWNum9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20" style:family="paragraph" style:parent-style-name="Standard" style:list-style-name="WWNum4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21" style:family="paragraph" style:parent-style-name="Standard" style:list-style-name="WWNum1">
      <style:paragraph-properties fo:margin-left="1in" fo:margin-right="0in" fo:margin-top="0in" fo:margin-bottom="0.139in" loext:contextual-spacing="true" fo:line-height="115%" fo:text-indent="-0.25in" style:auto-text-indent="false"/>
    </style:style>
    <style:style style:name="P22" style:family="paragraph" style:parent-style-name="Standard" style:list-style-name="WWNum10">
      <style:paragraph-properties fo:margin-left="1in" fo:margin-right="0in" fo:margin-top="0in" fo:margin-bottom="0.139in" loext:contextual-spacing="true" fo:line-height="115%" fo:text-indent="-0.25in" style:auto-text-indent="false"/>
    </style:style>
    <style:style style:name="P23" style:family="paragraph" style:parent-style-name="Standard" style:list-style-name="WWNum6">
      <style:paragraph-properties fo:margin-left="1in" fo:margin-right="0in" fo:margin-top="0in" fo:margin-bottom="0.139in" loext:contextual-spacing="true" fo:line-height="115%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25" style:family="paragraph" style:parent-style-name="Standard" style:list-style-name="WWNum10">
      <style:paragraph-properties fo:margin-left="1in" fo:margin-right="0in" fo:margin-top="0in" fo:margin-bottom="0.139in" loext:contextual-spacing="false" fo:line-height="115%" fo:text-indent="-0.25in" style:auto-text-indent="false"/>
    </style:style>
    <style:style style:name="P26" style:family="paragraph" style:parent-style-name="Standard" style:list-style-name="WWNum6">
      <style:paragraph-properties fo:margin-left="1in" fo:margin-right="0in" fo:margin-top="0in" fo:margin-bottom="0.139in" loext:contextual-spacing="false" fo:line-height="115%" fo:text-indent="-0.25in" style:auto-text-indent="false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</style:style>
    <style:style style:name="P29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  <style:text-properties style:font-name="Roboto" style:font-name-asian="Roboto1" style:font-name-complex="Roboto1"/>
    </style:style>
    <style:style style:name="P30" style:family="paragraph" style:parent-style-name="Standard">
      <style:paragraph-properties fo:margin-top="0in" fo:margin-bottom="0.139in" loext:contextual-spacing="false" fo:line-height="115%"/>
    </style:style>
    <style:style style:name="P31" style:family="paragraph" style:parent-style-name="Standard">
      <style:paragraph-properties fo:margin-top="0in" fo:margin-bottom="0.139in" loext:contextual-spacing="false" fo:line-height="115%"/>
      <style:text-properties style:font-name="Roboto" style:font-name-asian="Roboto1" style:font-name-complex="Roboto1"/>
    </style:style>
    <style:style style:name="P32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Roboto" style:font-name-asian="Roboto1" style:font-name-complex="Roboto1"/>
    </style:style>
    <style:style style:name="P34" style:family="paragraph" style:parent-style-name="Standard">
      <style:paragraph-properties fo:margin-left="0in" fo:margin-right="-0.6252in" fo:margin-top="0in" fo:margin-bottom="0.222in" loext:contextual-spacing="false" fo:line-height="100%" fo:text-align="justify" style:justify-single-word="false" fo:orphans="0" fo:widows="0" fo:text-indent="0in" style:auto-text-indent="false"/>
    </style:style>
    <style:style style:name="P35" style:family="paragraph" style:parent-style-name="Standard">
      <style:paragraph-properties fo:margin-top="0in" fo:margin-bottom="0.5555in" loext:contextual-spacing="false" fo:line-height="138%"/>
    </style:style>
    <style:style style:name="P36" style:family="paragraph" style:parent-style-name="Title" style:master-page-name="Standard">
      <style:paragraph-properties fo:margin-top="0in" fo:margin-bottom="0.0417in" loext:contextual-spacing="false" fo:line-height="138%" fo:text-align="center" style:justify-single-word="false" style:page-number="1"/>
    </style:style>
    <style:style style:name="P37" style:family="paragraph" style:parent-style-name="Heading_20_5">
      <style:paragraph-properties fo:margin-top="0in" fo:margin-bottom="0.0555in" loext:contextual-spacing="false" fo:line-height="138%" fo:keep-together="auto" fo:keep-with-next="auto"/>
    </style:style>
    <style:style style:name="P38" style:family="paragraph">
      <style:paragraph-properties fo:margin-top="0in" fo:margin-bottom="0in" fo:line-height="100%" fo:text-align="center"/>
    </style:style>
    <style:style style:name="P39" style:family="paragraph">
      <loext:graphic-properties draw:fill="none"/>
      <style:paragraph-properties fo:text-align="start"/>
    </style:style>
    <style:style style:name="P40" style:family="paragraph">
      <style:paragraph-properties fo:margin-top="0in" fo:margin-bottom="0in" fo:line-height="100%" fo:text-align="start"/>
    </style:style>
    <style:style style:name="T1" style:family="text">
      <style:text-properties fo:color="#00c9af" fo:font-weight="bold" style:font-weight-asian="bold"/>
    </style:style>
    <style:style style:name="T2" style:family="text">
      <style:text-properties fo:color="#00c9af"/>
    </style:style>
    <style:style style:name="T3" style:family="text">
      <style:text-properties fo:color="#00c9af" fo:font-size="14pt" fo:font-weight="bold" style:font-size-asian="14pt" style:font-weight-asian="bold" style:font-size-complex="14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T6" style:family="text">
      <style:text-properties fo:color="#1155cc" style:font-name="Roboto" style:text-underline-style="solid" style:text-underline-width="auto" style:text-underline-color="font-color" style:font-name-asian="Roboto1" style:font-name-complex="Roboto1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fo:color="#657786" fo:font-size="10.5pt" style:text-underline-style="solid" style:text-underline-width="auto" style:text-underline-color="font-color" style:font-size-asian="10.5pt" style:font-size-complex="10.5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Roboto" fo:font-weight="bold" style:font-name-asian="Roboto1" style:font-weight-asian="bold" style:font-name-complex="Roboto1"/>
    </style:style>
    <style:style style:name="T15" style:family="text">
      <style:text-properties style:font-name="Roboto" style:font-name-asian="Roboto1" style:font-name-complex="Roboto1"/>
    </style:style>
    <style:style style:name="T16" style:family="text">
      <style:text-properties style:font-name="Roboto" style:text-underline-style="solid" style:text-underline-width="auto" style:text-underline-color="font-color" fo:font-weight="bold" style:font-name-asian="Roboto1" style:font-weight-asian="bold" style:font-name-complex="Roboto1"/>
    </style:style>
    <style:style style:name="T17" style:family="text">
      <style:text-properties fo:color="#ff0000" style:font-name="Roboto" style:font-name-asian="Roboto1" style:font-name-complex="Roboto1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aleway1" fo:font-size="18pt" fo:letter-spacing="normal" fo:font-style="normal" style:text-underline-style="none" fo:font-weight="normal" style:font-name-asian="Raleway1" style:font-size-asian="18pt" style:font-style-asian="normal" style:font-weight-asian="normal" style:font-name-complex="Raleway1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aleway1" fo:font-size="12pt" fo:letter-spacing="normal" fo:font-style="normal" style:text-underline-style="none" fo:font-weight="normal" style:font-name-asian="Raleway1" style:font-size-asian="12pt" style:font-style-asian="normal" style:font-weight-asian="normal" style:font-name-complex="Raleway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aleway1" fo:font-size="11pt" fo:letter-spacing="normal" fo:font-style="normal" style:text-underline-style="none" fo:font-weight="normal" style:font-name-asian="Raleway1" style:font-size-asian="11pt" style:font-style-asian="normal" style:font-weight-asian="normal" style:font-name-complex="Raleway1" style:font-size-complex="11pt" style:font-style-complex="normal" style:font-weight-complex="normal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top" draw:auto-grow-height="false" draw:fit-to-size="false" fo:min-height="0in" fo:min-width="0in" fo:padding-top="0.1in" fo:padding-bottom="0.1in" fo:padding-left="0.1in" fo:padding-right="0.1in" fo:wrap-option="wrap" style:run-through="foreground"/>
    </style:style>
    <style:style style:name="gr3" style:family="graphic">
      <style:graphic-properties draw:stroke="none" svg:stroke-width="0in" draw:fill="none" draw:textarea-vertical-align="top" draw:auto-grow-height="false" draw:fit-to-size="false" fo:min-height="0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in" fo:min-width="0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4scjfekjsypu"/><text:span text:style-name="T1">BAC WEBSITE DEVELOPMENT</text:span><text:span text:style-name="T2"> </text:span><text:span text:style-name="T1">BRIEF</text:span></text:p>
      <text:p text:style-name="P2"><text:span text:style-name="T3">OBJECTIVE</text:span>: Develop BAC Website in Wordpress </text:p>
      <text:p text:style-name="P2">Website Design: <text:a xlink:type="simple" xlink:href="https://sketch.cloud/s/jg2Kz" text:style-name="Internet_20_link" text:visited-style-name="Visited_20_Internet_20_Link"><text:span text:style-name="T4">https://sketch.cloud/s/jg2Kz</text:span></text:a></text:p>
      <text:p text:style-name="P2">Final Design:<text:span text:style-name="T3"> </text:span><text:a xlink:type="simple" xlink:href="https://www.dropbox.com/s/fqr1gmkfiagwy3l/BAC%20Design.sketch?dl=0" text:style-name="Internet_20_link" text:visited-style-name="Visited_20_Internet_20_Link"><text:span text:style-name="T5">https://www.dropbox.com/s/fqr1gmkfiagwy3l/BAC%20Design.sketch?dl=0</text:span></text:a></text:p>
      <text:p text:style-name="P2"><text:span text:style-name="T3">DEADLINE: </text:span>24 February (4 weeks of work)</text:p>
      <text:p text:style-name="P2"><text:span text:style-name="T3">BAC WEBSITE DETAILS:</text:span></text:p>
      <text:p text:style-name="P1">Website Beecholmeadultcare.co.uk</text:p>
      <text:p text:style-name="P1">FTP password 7wD%UOAT8-@-</text:p>
      <text:p text:style-name="P1">database password 2uW.1EhSOm2U</text:p>
      <text:p text:style-name="P1"/>
      <text:p text:style-name="P1">Domain: <text:s text:c="3"/>beecholmeadultcare.co.uk</text:p>
      <text:p text:style-name="P1">Directory: <text:s text:c="3"/>bac</text:p>
      <text:p text:style-name="P1">FTP-Password: <text:s text:c="3"/>7wD%UOAT8-@- <text:s text:c="2"/>Copy</text:p>
      <text:p text:style-name="P1">Create Database?: <text:s text:c="3"/>Yes</text:p>
      <text:p text:style-name="P1">Database password: <text:s text:c="3"/>2uW.1EhSOm2U <text:s text:c="2"/>Copy</text:p>
      <text:p text:style-name="P1">SSL Certificate: <text:s text:c="3"/>Yes</text:p>
      <text:p text:style-name="P1"/>
      <text:p text:style-name="P1">DB Hostname: sql-01.dd24.net</text:p>
      <text:p text:style-name="P1">DB Name: db_76vg3q8rmn</text:p>
      <text:p text:style-name="P1">DB User: db_76vg3q8rmn</text:p>
      <text:p text:style-name="P1"><text:soft-page-break/>DB Pass: 2uW.1EhSOm2U</text:p>
      <text:p text:style-name="P1">PHPMyAdmin: https://sql-01.dd24.net/?pma_username=db_76vg3q8rmn</text:p>
      <text:p text:style-name="P1"/>
      <text:p text:style-name="P1">FTP-Server: beecholmeadultcare.co.uk</text:p>
      <text:p text:style-name="P1">FTP-User: beecholmeadultcare.co.uk</text:p>
      <text:p text:style-name="P1"/>
      <text:p text:style-name="P1">FTP-Password: 7wD%UOAT8-@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WEBSITE STRUCTURE</text:span></text:p>
      <text:p text:style-name="P2"/>
      <text:p text:style-name="P8"><draw:g text:anchor-type="as-char" svg:y="0in" draw:z-index="0" draw:style-name="gr1"><draw:custom-shape draw:name="Shape 2" draw:style-name="gr2" draw:text-style-name="P39" svg:width="1.9071in" svg:height="0.6331in" svg:x="3.0854in" svg:y="0in"><text:p text:style-name="P38"><text:span text:style-name="T18">HOME PAGE</text:span></text:p><text:p text:style-name="P38"><text:span text:style-name="T18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39" svg:width="0.8453in" svg:height="0.4933in" svg:x="0.3547in" svg:y="1.5673in"><text:p text:style-name="P40"><text:span text:style-name="T19">ABOU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3" draw:text-style-name="P39" svg:width="1.5197in" svg:height="0.7169in" svg:x="1.3299in" svg:y="1.5862in"><text:p text:style-name="P40"><text:span text:style-name="T19">OUR APPROAC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3" draw:text-style-name="P39" svg:width="1.0732in" svg:height="0.3921in" svg:x="3.0354in" svg:y="1.5228in"><text:p text:style-name="P40"><text:span text:style-name="T19">SERVIC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3" draw:text-style-name="P39" svg:width="1.1776in" svg:height="0.3921in" svg:x="5.5055in" svg:y="1.5228in"><text:p text:style-name="P40"><text:span text:style-name="T19">CONTAC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3" draw:text-style-name="P39" svg:width="1.2539in" svg:height="0.2657in" svg:x="6.5693in" svg:y="1.5654in"><text:p text:style-name="P40"><text:span text:style-name="T19">WORK FOR U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3" draw:text-style-name="P39" svg:width="1.6051in" svg:height="1.026in" svg:x="0in" svg:y="2.052in"><text:p text:style-name="P40"><text:span text:style-name="T20">About us</text:span></text:p><text:p text:style-name="P40"><text:span text:style-name="T20">Staff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3" draw:text-style-name="P39" svg:width="1.6335in" svg:height="1.026in" svg:x="1.1728in" svg:y="2.052in"><text:p text:style-name="P40"><text:span text:style-name="T20">Recovery and reintegration</text:span></text:p><text:p text:style-name="P40"><text:span text:style-name="T2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3" draw:text-style-name="P39" svg:width="1.9594in" svg:height="1.026in" svg:x="2.4902in" svg:y="2.0102in"><text:p text:style-name="P40"><text:span text:style-name="T20">24 Hour Residential Care</text:span></text:p><text:p text:style-name="P40"><text:span text:style-name="T20">Step Down Service</text:span></text:p><text:p text:style-name="P40"><text:span text:style-name="T20">Outreach Community &amp; Engagement Center</text:span></text:p><text:p text:style-name="P40"><text:span text:style-name="T20">Community suppor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1" draw:style-name="gr3" draw:text-style-name="P39" svg:width="1.5197in" svg:height="1.026in" svg:x="5.3339in" svg:y="2.0102in"><text:p text:style-name="P40"><text:span text:style-name="T20">Contact us</text:span></text:p><text:p text:style-name="P40"><text:span text:style-name="T20">Make a referr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39" svg:width="6.6114in" svg:height="0.0122in" draw:transform="rotate (-3.14159265358979) translate (7.39583333333333in 0.95in)"><text:p/><draw:enhanced-geometry draw:mirror-horizontal="true" draw:mirror-vertical="false" svg:viewBox="0 0 21600 21600" draw:type="mso-spt32" draw:enhanced-path="M 0 0 L 21600 21600 N"/></draw:custom-shape><draw:custom-shape draw:style-name="gr5" draw:text-style-name="P39" svg:width="0.0067in" svg:height="0.563in" svg:x="0.7744in" svg:y="0.9598in"><text:p/><draw:enhanced-geometry draw:mirror-horizontal="false" draw:mirror-vertical="false" svg:viewBox="0 0 21600 21600" draw:type="mso-spt32" draw:enhanced-path="M 0 0 L 21600 21600 N"/></draw:custom-shape><draw:custom-shape draw:style-name="gr5" draw:text-style-name="P39" svg:width="0.0012in" svg:height="0.4559in" svg:x="2.0374in" svg:y="0.9307in"><text:p/><draw:enhanced-geometry draw:mirror-horizontal="false" draw:mirror-vertical="false" svg:viewBox="0 0 21600 21600" draw:type="mso-spt32" draw:enhanced-path="M 0 0 L 21600 21600 N"/></draw:custom-shape><draw:custom-shape draw:style-name="gr5" draw:text-style-name="P39" svg:width="0.0012in" svg:height="0.4559in" svg:x="4.8118in" svg:y="0.9307in"><text:p/><draw:enhanced-geometry draw:mirror-horizontal="false" draw:mirror-vertical="false" svg:viewBox="0 0 21600 21600" draw:type="mso-spt32" draw:enhanced-path="M 0 0 L 21600 21600 N"/></draw:custom-shape><draw:custom-shape draw:style-name="gr5" draw:text-style-name="P39" svg:width="0.0012in" svg:height="0.4559in" svg:x="7.3957in" svg:y="0.9307in"><text:p/><draw:enhanced-geometry draw:mirror-horizontal="false" draw:mirror-vertical="false" svg:viewBox="0 0 21600 21600" draw:type="mso-spt32" draw:enhanced-path="M 0 0 L 21600 21600 N"/></draw:custom-shape><draw:custom-shape draw:style-name="gr5" draw:text-style-name="P39" svg:width="0.0012in" svg:height="0.4559in" svg:x="6.028in" svg:y="0.9307in"><text:p/><draw:enhanced-geometry draw:mirror-horizontal="false" draw:mirror-vertical="false" svg:viewBox="0 0 21600 21600" draw:type="mso-spt32" draw:enhanced-path="M 0 0 L 21600 21600 N"/></draw:custom-shape><draw:custom-shape draw:name="Shape 18" draw:style-name="gr3" draw:text-style-name="P39" svg:width="1.1776in" svg:height="0.3921in" svg:x="4.4492in" svg:y="1.502in"><text:p text:style-name="P40"><text:span text:style-name="T19">EVEN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39" svg:width="0.0016in" svg:height="0.3161in" svg:x="4.0929in" svg:y="0.6335in"><text:p/><draw:enhanced-geometry draw:mirror-horizontal="false" draw:mirror-vertical="false" svg:viewBox="0 0 21600 21600" draw:type="mso-spt32" draw:enhanced-path="M 0 0 L 21600 21600 N"/></draw:custom-shape><draw:custom-shape draw:style-name="gr5" draw:text-style-name="P39" svg:width="0.0012in" svg:height="0.4559in" svg:x="3.3772in" svg:y="0.9307in"><text:p/><draw:enhanced-geometry draw:mirror-horizontal="false" draw:mirror-vertical="false" svg:viewBox="0 0 21600 21600" draw:type="mso-spt32" draw:enhanced-path="M 0 0 L 21600 21600 N"/></draw:custom-shape><draw:custom-shape draw:name="Shape 21" draw:style-name="gr3" draw:text-style-name="P39" svg:width="1.6051in" svg:height="1.026in" svg:x="4.1661in" svg:y="1.9161in"><text:p text:style-name="P40"><text:span text:style-name="T20">Training</text:span></text:p><text:p text:style-name="P40"><text:span text:style-name="T20">Upcoming even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"><text:soft-page-break/></text:p>
      <text:p text:style-name="P1"><text:span text:style-name="T3">CMF FEATURES :</text:span></text:p>
      <text:p text:style-name="P2">What we need to do with the CMS? This a list of some of the features we need (please share with us any comment or suggestion)</text:p>
      <text:p text:style-name="P1"/>
      <text:p text:style-name="P37"><text:bookmark text:name="_8s1hpvoeyd9w"/><text:span text:style-name="T8">CONTENT</text:span></text:p>
      <text:list xml:id="list87510640261751018" text:style-name="WWNum5">
        <text:list-item>
          <text:p text:style-name="P9">Easy to use text editor</text:p>
        </text:list-item>
        <text:list-item>
          <text:p text:style-name="P9">Automatically saved drafts</text:p>
        </text:list-item>
        <text:list-item>
          <text:p text:style-name="P9">Image Manager - upload, resize and edit images</text:p>
        </text:list-item>
        <text:list-item>
          <text:p text:style-name="P9">Drag and drop text files from your desktop to your website.</text:p>
        </text:list-item>
        <text:list-item>
          <text:p text:style-name="P9">Drag and drop uploading</text:p>
        </text:list-item>
        <text:list-item>
          <text:p text:style-name="P9">Drag and drop image organization</text:p>
        </text:list-item>
        <text:list-item>
          <text:p text:style-name="P9">Supports one or multiple images</text:p>
        </text:list-item>
        <text:list-item>
          <text:p text:style-name="P9">Auto-resizing with Adaptive Image technology</text:p>
        </text:list-item>
        <text:list-item>
          <text:p text:style-name="P9">Customizable captions</text:p>
        </text:list-item>
        <text:list-item>
          <text:p text:style-name="P9">Add video</text:p>
        </text:list-item>
        <text:list-item>
          <text:p text:style-name="P9">Customisable layouts</text:p>
        </text:list-item>
        <text:list-item>
          <text:p text:style-name="P9">Customisable headings, meta tags, page descriptions</text:p>
        </text:list-item>
      </text:list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span text:style-name="T3">MORE IN DETAIL...:</text:span></text:p>
      <text:p text:style-name="P4"/>
      <text:p text:style-name="P4"><text:span text:style-name="T11">FOR ALL PAGES</text:span></text:p>
      <text:p text:style-name="P4"/>
      <text:list xml:id="list6805225719357171946" text:style-name="WWNum9">
        <text:list-item>
          <text:p text:style-name="P10">Possibility to change and add hero image for each page</text:p>
        </text:list-item>
        <text:list-item>
          <text:p text:style-name="P10">Hero Images: possibility to add videos linked to youtube (especially on the Home page)</text:p>
        </text:list-item>
        <text:list-item>
          <text:p text:style-name="P10">CTA buttons (book a visit, make a referral, get in contact ) have to redirect the user to the related page and form </text:p>
          <text:list>
            <text:list-item>
              <text:p text:style-name="P19">BOOK A VISIT or GET in CONTACT &gt;&gt;&gt;&gt; Contact us page</text:p>
            </text:list-item>
            <text:list-item>
              <text:p text:style-name="P19">MAKE A REFERRAL &gt;&gt;&gt;&gt; Make a referral page</text:p>
            </text:list-item>
          </text:list>
        </text:list-item>
        <text:list-item>
          <text:p text:style-name="P10">SOCIAL MEDIA ICONS:</text:p>
          <text:list>
            <text:list-item>
              <text:p text:style-name="P19">FACEBOOK <text:a xlink:type="simple" xlink:href="https://www.facebook.com/BeecholmeAdultCare/" text:style-name="Internet_20_link" text:visited-style-name="Visited_20_Internet_20_Link"><text:span text:style-name="T4">https://www.facebook.com/BeecholmeAdultCare/</text:span></text:a></text:p>
            </text:list-item>
            <text:list-item>
              <text:p text:style-name="P19">TWITTER <text:a xlink:type="simple" xlink:href="https://twitter.com/BeecholmeAC" text:style-name="Internet_20_link" text:visited-style-name="Visited_20_Internet_20_Link"><text:span text:style-name="T12">@BeecholmeAC</text:span></text:a></text:p>
            </text:list-item>
            <text:list-item>
              <text:p text:style-name="P19">LINKEDIN: <text:a xlink:type="simple" xlink:href="https://www.linkedin.com/company/beecholme-adult-care-ltd/" text:style-name="Internet_20_link" text:visited-style-name="Visited_20_Internet_20_Link"><text:span text:style-name="T4">https://www.linkedin.com/company/beecholme-adult-care-ltd/</text:span></text:a></text:p>
            </text:list-item>
            <text:list-item>
              <text:p text:style-name="P19">INSTAGRAM: to be opened</text:p>
            </text:list-item>
          </text:list>
        </text:list-item>
      </text:list>
      <text:p text:style-name="P27"/>
      <text:p text:style-name="P4"/>
      <text:p text:style-name="P4"><text:span text:style-name="T11"><text:s/>HOME PAGE:</text:span></text:p>
      <text:p text:style-name="P4"/>
      <text:list xml:id="list3818534103267257245" text:style-name="WWNum8">
        <text:list-item>
          <text:p text:style-name="P11">Collect the data coming from the registration form</text:p>
        </text:list-item>
        <text:list-item>
          <text:p text:style-name="P11"><text:soft-page-break/>Change and add text for Service menu + Features </text:p>
        </text:list-item>
        <text:list-item>
          <text:p text:style-name="P11">Link ACCOMODATION box to the section 24H RESIDENTIAL CARE</text:p>
        </text:list-item>
        <text:list-item>
          <text:p text:style-name="P11">Link ACTIVITIES box to OUTREACH &amp; ACTIVITIES CENTER</text:p>
        </text:list-item>
        <text:list-item>
          <text:p text:style-name="P11">Link VIDEOS box to YOUTUBE CHANNEL (still to open)</text:p>
        </text:list-item>
        <text:list-item>
          <text:p text:style-name="P11">Link BROCHURES box to brochures section (this section is not visible, it will open only if the user click on the brochures box)</text:p>
        </text:list-item>
        <text:list-item>
          <text:p text:style-name="P11">ACCOMMODATION , ACTIVITIES , VIDEOS and BROCHURES BOXES : each of them will have an animated icon (we are creating them right now)</text:p>
        </text:list-item>
        <text:list-item>
          <text:p text:style-name="P11">TESTIMONIAL SECTION: carousel that can be scrolled where we should be able to add text </text:p>
        </text:list-item>
        <text:list-item>
          <text:p text:style-name="P14">Link the bar “ Also see our rating and reviews….” to <text:a xlink:type="simple" xlink:href="http://www.cqc.org.uk/location/1-121892109" text:style-name="Internet_20_link" text:visited-style-name="Visited_20_Internet_20_Link"><text:span text:style-name="T4">http://www.cqc.org.uk/location/1-121892109</text:span></text:a></text:p>
        </text:list-item>
      </text:list>
      <text:p text:style-name="P30"><text:span text:style-name="T11">ABOUT:</text:span></text:p>
      <text:list xml:id="list5857551102577083896" text:style-name="WWNum1">
        <text:list-item>
          <text:p text:style-name="P15"><text:span text:style-name="T13">ABOUT US </text:span></text:p>
          <text:list>
            <text:list-item>
              <text:p text:style-name="P21">Possibility to change the text </text:p>
            </text:list-item>
            <text:list-item>
              <text:p text:style-name="P21">We are producing icons to replace the current ones</text:p>
            </text:list-item>
          </text:list>
        </text:list-item>
      </text:list>
      <text:p text:style-name="P32"/>
      <text:list xml:id="list34460386085523" text:continue-numbering="true" text:style-name="WWNum1">
        <text:list-item>
          <text:p text:style-name="P15"><text:span text:style-name="T13">STAFF:</text:span></text:p>
          <text:list>
            <text:list-item>
              <text:p text:style-name="P24">Possibility to edit text</text:p>
            </text:list-item>
            <text:list-item>
              <text:p text:style-name="P24">Possibility to add pictures of the staff + brief description</text:p>
            </text:list-item>
          </text:list>
        </text:list-item>
      </text:list>
      <text:p text:style-name="P30"><text:span text:style-name="T11">OUR APPROACH:</text:span></text:p>
      <text:list xml:id="list3413696102388113981" text:style-name="WWNum3">
        <text:list-item>
          <text:p text:style-name="P16">Possibility to edit the text</text:p>
        </text:list-item>
      </text:list>
      <text:p text:style-name="P30"><text:span text:style-name="T11">SERVICES:</text:span></text:p>
      <text:list xml:id="list3980180689430734700" text:style-name="WWNum10">
        <text:list-item>
          <text:p text:style-name="P17"><text:span text:style-name="T13">12 WEEKS PROGRAM:</text:span></text:p>
          <text:list>
            <text:list-item>
              <text:p text:style-name="P22">Possibility to edit text</text:p>
            </text:list-item>
            <text:list-item>
              <text:p text:style-name="P25"><text:soft-page-break/>Possibility to change pictures of the page and add documents (MENU OF THE WEEK)</text:p>
            </text:list-item>
          </text:list>
        </text:list-item>
        <text:list-item>
          <text:p text:style-name="P17"><text:span text:style-name="T13">24 H RESIDENTIAL CARE: </text:span></text:p>
          <text:list>
            <text:list-item>
              <text:p text:style-name="P22">Carousel of pictures : possibility to add and change pictures</text:p>
            </text:list-item>
            <text:list-item>
              <text:p text:style-name="P25">Possibility to edit text</text:p>
            </text:list-item>
          </text:list>
        </text:list-item>
        <text:list-item>
          <text:p text:style-name="P17"><text:span text:style-name="T13">SEMI INDEPENDENT STEP DOWN SERVICE:</text:span></text:p>
          <text:list>
            <text:list-item>
              <text:p text:style-name="P22">Possibility to edit text</text:p>
            </text:list-item>
            <text:list-item>
              <text:p text:style-name="P25">Delete the long green bar “Book a visit”</text:p>
            </text:list-item>
          </text:list>
        </text:list-item>
        <text:list-item>
          <text:p text:style-name="P17"><text:span text:style-name="T13">COMMUNITY OUTREACH &amp; ENGAGEMENT CENTER:</text:span></text:p>
          <text:list>
            <text:list-item>
              <text:p text:style-name="P22">Possibility to change text</text:p>
            </text:list-item>
            <text:list-item>
              <text:p text:style-name="P25">Possibility to update the icons and text in the table</text:p>
            </text:list-item>
          </text:list>
        </text:list-item>
        <text:list-item>
          <text:p text:style-name="P17"><text:span text:style-name="T13">COMMUNITY SUPPORT:</text:span></text:p>
          <text:list>
            <text:list-item>
              <text:p text:style-name="P22">Possibility to edit the text</text:p>
            </text:list-item>
          </text:list>
        </text:list-item>
      </text:list>
      <text:p text:style-name="P30"/>
      <text:p text:style-name="P30"><text:span text:style-name="T11">EVENTS:</text:span></text:p>
      <text:list xml:id="list6062214659894040789" text:style-name="WWNum6">
        <text:list-item>
          <text:p text:style-name="P18"><text:span text:style-name="T13">UPCOMING EVENTS:</text:span></text:p>
          <text:list>
            <text:list-item>
              <text:p text:style-name="P26">Possibility to change text in the table and to update it</text:p>
            </text:list-item>
          </text:list>
        </text:list-item>
        <text:list-item>
          <text:p text:style-name="P18"><text:span text:style-name="T13">TRAINING:</text:span></text:p>
          <text:list>
            <text:list-item>
              <text:p text:style-name="P23">Possibility to edit text, add tables , images </text:p>
            </text:list-item>
          </text:list>
        </text:list-item>
      </text:list>
      <text:p text:style-name="P30"/>
      <text:p text:style-name="P30"><text:span text:style-name="T11">CONTACT:</text:span></text:p>
      <text:list xml:id="list5065032603944254698" text:style-name="WWNum7">
        <text:list-item>
          <text:p text:style-name="P12"><text:span text:style-name="T14">CONTACT US: </text:span><text:span text:style-name="T15">Develop a CONTACT US/ BOOK A VISIT form. The requests has to be sent to </text:span><text:a xlink:type="simple" xlink:href="mailto:info@beecholmeadultcare.co.uk" text:style-name="Internet_20_link" text:visited-style-name="Visited_20_Internet_20_Link"><text:span text:style-name="T6">info@beecholmeadultcare.co.uk</text:span></text:a><text:span text:style-name="T15"> (possibility to change the mail address)</text:span></text:p>
        </text:list-item>
      </text:list>
      <text:p text:style-name="P5"><text:soft-page-break/></text:p>
      <text:p text:style-name="P6"><text:span text:style-name="T17">(* mandatory fields)</text:span></text:p>
      <text:p text:style-name="P7"/>
      <text:p text:style-name="P28"><text:span text:style-name="T15">Nature of enquiry*:</text:span></text:p>
      <text:list xml:id="list3253796107197670234" text:style-name="WWNum4">
        <text:list-item>
          <text:p text:style-name="P20"><text:span text:style-name="T15">Book a visit</text:span></text:p>
        </text:list-item>
        <text:list-item>
          <text:p text:style-name="P20"><text:span text:style-name="T15">I am looking for a care for myself</text:span></text:p>
        </text:list-item>
        <text:list-item>
          <text:p text:style-name="P20"><text:span text:style-name="T15">General Enquiry</text:span></text:p>
        </text:list-item>
      </text:list>
      <text:p text:style-name="P28"><text:span text:style-name="T15">Name*:</text:span></text:p>
      <text:p text:style-name="P28"><text:span text:style-name="T15">Email*:</text:span></text:p>
      <text:p text:style-name="P28"><text:span text:style-name="T15">Contact Number*:</text:span></text:p>
      <text:p text:style-name="P28"><text:span text:style-name="T15">Preferred day of visit </text:span><text:span text:style-name="T17">(in case of Book a visit a calendar appear and the user can choose the day)</text:span></text:p>
      <text:p text:style-name="P28"><text:span text:style-name="T15">Preferred time of visit </text:span><text:span text:style-name="T17">(in case of Book a visit the user can choose the time )</text:span></text:p>
      <text:p text:style-name="P28"><text:span text:style-name="T15">Message:</text:span></text:p>
      <text:p text:style-name="P28"><text:span text:style-name="T15">How did I hear about Beecholme?</text:span></text:p>
      <text:p text:style-name="P33"/>
      <text:list xml:id="list2804479559499792911" text:style-name="WWNum2">
        <text:list-item>
          <text:p text:style-name="P13"><text:span text:style-name="T14">MAKE A REFERRAL</text:span><text:span text:style-name="T15">: <text:s/>All the submitted requests has to be sent to </text:span><text:a xlink:type="simple" xlink:href="mailto:info@beecholmeadultcare.co.uk" text:style-name="Internet_20_link" text:visited-style-name="Visited_20_Internet_20_Link"><text:span text:style-name="T6">info@beecholmeadultcare.co.uk</text:span></text:a><text:span text:style-name="T15"> (possibility to change the mail address)</text:span></text:p>
        </text:list-item>
      </text:list>
      <text:p text:style-name="P5"/>
      <text:p text:style-name="P6"><text:span text:style-name="T16">WORK OF US</text:span></text:p>
      <text:p text:style-name="P6"><text:span text:style-name="T15"><text:s/>All the submitted requests has to be sent to </text:span><text:a xlink:type="simple" xlink:href="mailto:info@beecholmeadultcare.co.uk" text:style-name="Internet_20_link" text:visited-style-name="Visited_20_Internet_20_Link"><text:span text:style-name="T6">info@beecholmeadultcare.co.uk</text:span></text:a><text:span text:style-name="T15"> (possibility to change the mail address)</text:span></text:p>
      <text:p text:style-name="P5"/>
      <text:p text:style-name="P5"/>
      <text:p text:style-name="P29"><text:soft-page-break/></text:p>
      <text:p text:style-name="P31"/>
      <text:p text:style-name="P30"/>
      <text:p text:style-name="P30"><text:tab/></text:p>
      <text:p text:style-name="P30"/>
      <text:p text:style-name="P34"/>
      <text:p text:style-name="P4"/>
      <text:p text:style-name="P3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leway1" svg:font-family="Raleway"/>
    <style:font-face style:name="Arial1" svg:font-family="Arial" style:font-pitch="variable"/>
    <style:font-face style:name="Raleway" svg:font-family="Raleway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00" style:font-name="Roboto" fo:font-family="Robot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09" meta:word-count="700" meta:character-count="4276" meta:non-whitespace-character-count="3710"/>
    <meta:generator>LibreOfficeDev/5.1.0.3$Linux_X86_64 LibreOffice_project/</meta:generator>
  </office:meta>
</office:document-meta>
</file>